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cm"/>
    </style:style>
    <style:style style:name="gr13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cm" svg:height="1cm" svg:x="10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cm" svg:y1="9cm" svg:x2="11cm" svg:y2="9cm">
            <text:p/>
          </draw:line>
        </draw:g>
        <draw:g>
          <draw:custom-shape draw:style-name="gr1" draw:text-style-name="P1" draw:layer="layout" svg:width="1cm" svg:height="1cm" svg:x="10cm" svg:y="11cm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1cm" svg:x2="10cm" svg:y2="11cm">
            <text:p/>
          </draw:line>
        </draw:g>
        <draw:custom-shape draw:style-name="gr3" draw:text-style-name="P1" draw:layer="layout" svg:width="3cm" svg:height="1cm" svg:x="6cm" svg:y="13cm">
          <text:p text:style-name="P1">door bel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cm" svg:y1="13cm" svg:x2="7.5cm" svg:y2="10.5cm">
          <text:p/>
        </draw:line>
        <draw:line draw:style-name="gr2" draw:text-style-name="P1" draw:layer="layout" svg:x1="7.5cm" svg:y1="10.5cm" svg:x2="10.5cm" svg:y2="10.5cm">
          <text:p/>
        </draw:line>
        <draw:line draw:style-name="gr2" draw:text-style-name="P1" draw:layer="layout" svg:x1="10.5cm" svg:y1="10cm" svg:x2="10.5cm" svg:y2="11cm">
          <text:p/>
        </draw:line>
        <draw:line draw:style-name="gr2" draw:text-style-name="P1" draw:layer="layout" svg:x1="7.5cm" svg:y1="14cm" svg:x2="7.5cm" svg:y2="15.6cm">
          <text:p/>
        </draw:line>
        <draw:line draw:style-name="gr2" draw:text-style-name="P1" draw:layer="layout" svg:x1="7.5cm" svg:y1="15.6cm" svg:x2="13.6cm" svg:y2="15.6cm">
          <text:p/>
        </draw:line>
        <draw:g>
          <draw:custom-shape draw:style-name="gr1" draw:text-style-name="P1" draw:layer="layout" svg:width="1cm" svg:height="1cm" svg:x="12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2cm" svg:y1="9cm" svg:x2="13cm" svg:y2="9cm">
            <text:p/>
          </draw:line>
        </draw:g>
        <draw:g>
          <draw:custom-shape draw:style-name="gr1" draw:text-style-name="P1" draw:layer="layout" svg:width="1cm" svg:height="1cm" svg:x="12cm" svg:y="11cm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3cm" svg:y1="11cm" svg:x2="12cm" svg:y2="11cm">
            <text:p/>
          </draw:line>
        </draw:g>
        <draw:line draw:style-name="gr2" draw:text-style-name="P1" draw:layer="layout" svg:x1="12.5cm" svg:y1="10cm" svg:x2="12.5cm" svg:y2="11cm">
          <text:p/>
        </draw:line>
        <draw:line draw:style-name="gr2" draw:text-style-name="P1" draw:layer="layout" svg:x1="12.5cm" svg:y1="10.5cm" svg:x2="13.6cm" svg:y2="10.5cm">
          <text:p/>
        </draw:line>
        <draw:line draw:style-name="gr2" draw:text-style-name="P1" draw:layer="layout" svg:x1="13.6cm" svg:y1="10.5cm" svg:x2="13.6cm" svg:y2="15.6cm">
          <text:p/>
        </draw:line>
        <draw:line draw:style-name="gr2" draw:text-style-name="P1" draw:layer="layout" svg:x1="10.5cm" svg:y1="12cm" svg:x2="10.5cm" svg:y2="12.6cm">
          <text:p/>
        </draw:line>
        <draw:line draw:style-name="gr2" draw:text-style-name="P1" draw:layer="layout" svg:x1="10.5cm" svg:y1="12.6cm" svg:x2="17cm" svg:y2="12.6cm">
          <text:p/>
        </draw:line>
        <draw:line draw:style-name="gr2" draw:text-style-name="P1" draw:layer="layout" svg:x1="12.5cm" svg:y1="12cm" svg:x2="12.5cm" svg:y2="12.6cm">
          <text:p/>
        </draw:line>
        <draw:line draw:style-name="gr2" draw:text-style-name="P1" draw:layer="layout" svg:x1="10.5cm" svg:y1="9cm" svg:x2="10.5cm" svg:y2="8.5cm">
          <text:p/>
        </draw:line>
        <draw:line draw:style-name="gr2" draw:text-style-name="P1" draw:layer="layout" svg:x1="12.5cm" svg:y1="9cm" svg:x2="12.5cm" svg:y2="8.5cm">
          <text:p/>
        </draw:line>
        <draw:line draw:style-name="gr2" draw:text-style-name="P1" draw:layer="layout" svg:x1="10.5cm" svg:y1="8.5cm" svg:x2="14cm" svg:y2="8.5cm">
          <text:p/>
        </draw:line>
        <draw:custom-shape draw:style-name="gr3" draw:text-style-name="P1" draw:layer="layout" svg:width="2cm" svg:height="0.8cm" svg:x="14cm" svg:y="8.1cm">
          <text:p text:style-name="P1">1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cm" svg:y1="8.5cm" svg:x2="17cm" svg:y2="8.5cm">
          <text:p/>
        </draw:line>
        <draw:g>
          <draw:custom-shape draw:style-name="gr1" draw:text-style-name="P1" draw:layer="layout" svg:width="1cm" svg:height="1cm" svg:x="16.5cm" svg:y="10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5cm" svg:y1="11cm" svg:x2="16.5cm" svg:y2="11cm">
            <text:p/>
          </draw:line>
        </draw:g>
        <draw:line draw:style-name="gr2" draw:text-style-name="P1" draw:layer="layout" svg:x1="17cm" svg:y1="12.6cm" svg:x2="17cm" svg:y2="11cm">
          <text:p/>
        </draw:line>
        <draw:line draw:style-name="gr2" draw:text-style-name="P1" draw:layer="layout" svg:x1="17cm" svg:y1="8.5cm" svg:x2="17cm" svg:y2="10cm">
          <text:p/>
        </draw:line>
        <draw:line draw:style-name="gr4" draw:text-style-name="P1" draw:layer="layout" svg:x1="17.2cm" svg:y1="10.7cm" svg:x2="17.7cm" svg:y2="11.3cm">
          <text:p/>
        </draw:line>
        <draw:line draw:style-name="gr4" draw:text-style-name="P1" draw:layer="layout" svg:x1="17.5cm" svg:y1="10.5cm" svg:x2="18cm" svg:y2="11.1cm">
          <text:p/>
        </draw:line>
        <draw:line draw:style-name="gr5" draw:text-style-name="P1" draw:layer="layout" svg:x1="17.8cm" svg:y1="10.5cm" svg:x2="18.4cm" svg:y2="10.5cm">
          <text:p/>
        </draw:line>
        <draw:line draw:style-name="gr5" draw:text-style-name="P1" draw:layer="layout" svg:x1="18.4cm" svg:y1="10cm" svg:x2="18.4cm" svg:y2="11cm">
          <text:p/>
        </draw:line>
        <draw:line draw:style-name="gr4" draw:text-style-name="P1" draw:layer="layout" svg:x1="18.4cm" svg:y1="11cm" svg:x2="19cm" svg:y2="11.5cm">
          <text:p/>
        </draw:line>
        <draw:line draw:style-name="gr5" draw:text-style-name="P1" draw:layer="layout" svg:x1="18.4cm" svg:y1="10cm" svg:x2="19cm" svg:y2="9.6cm">
          <text:p/>
        </draw:line>
        <draw:custom-shape draw:style-name="gr6" draw:text-style-name="P1" draw:layer="layout" svg:width="4cm" svg:height="7.9cm" svg:x="23cm" svg:y="4.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164cm" svg:height="0.962cm" svg:x="22.9cm" svg:y="4.9cm">
          <draw:text-box>
            <text:p>Raspberry Pi</text:p>
          </draw:text-box>
        </draw:frame>
        <draw:custom-shape draw:style-name="gr8" draw:text-style-name="P1" draw:layer="layout" svg:width="0.4cm" svg:height="0.8cm" svg:x="22.6cm" svg:y="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0.801cm" svg:x="22.6cm" svg:y="11.0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802cm" svg:x="22.6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.806cm" svg:height="0.962cm" svg:x="22.9cm" svg:y="6.5cm">
          <draw:text-box>
            <text:p>3,3V</text:p>
          </draw:text-box>
        </draw:frame>
        <draw:frame draw:style-name="gr11" draw:layer="layout" svg:width="1.912cm" svg:height="0.962cm" svg:x="22.9cm" svg:y="11cm">
          <draw:text-box>
            <text:p>GND</text:p>
          </draw:text-box>
        </draw:frame>
        <draw:frame draw:style-name="gr12" draw:layer="layout" svg:width="2.094cm" svg:height="0.962cm" svg:x="22.9cm" svg:y="8.5cm">
          <draw:text-box>
            <text:p>GPIO</text:p>
          </draw:text-box>
        </draw:frame>
        <draw:line draw:style-name="gr5" draw:text-style-name="P1" draw:layer="layout" svg:x1="19cm" svg:y1="11.5cm" svg:x2="22.6cm" svg:y2="11.5cm">
          <text:p/>
        </draw:line>
        <draw:line draw:style-name="gr5" draw:text-style-name="P1" draw:layer="layout" svg:x1="19cm" svg:y1="9.6cm" svg:x2="19cm" svg:y2="7cm">
          <text:p/>
        </draw:line>
        <draw:line draw:style-name="gr5" draw:text-style-name="P1" draw:layer="layout" svg:x1="19cm" svg:y1="9cm" svg:x2="22.6cm" svg:y2="9cm">
          <text:p/>
        </draw:line>
        <draw:line draw:style-name="gr5" draw:text-style-name="P1" draw:layer="layout" svg:x1="22.6cm" svg:y1="7cm" svg:x2="22cm" svg:y2="7cm">
          <text:p/>
        </draw:line>
        <draw:custom-shape draw:style-name="gr3" draw:text-style-name="P1" draw:layer="layout" svg:width="2cm" svg:height="0.8cm" svg:x="20cm" svg:y="6.6cm">
          <text:p text:style-name="P1">4,7k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cm" svg:y1="7cm" svg:x2="20cm" svg:y2="7cm">
          <text:p/>
        </draw:line>
        <draw:line draw:style-name="gr5" draw:text-style-name="P1" draw:layer="layout" svg:x1="7.5cm" svg:y1="10.5cm" svg:x2="6cm" svg:y2="10.5cm">
          <text:p/>
        </draw:line>
        <draw:line draw:style-name="gr5" draw:text-style-name="P1" draw:layer="layout" svg:x1="5cm" svg:y1="10.5cm" svg:x2="3cm" svg:y2="10.5cm">
          <text:p/>
        </draw:line>
        <draw:line draw:style-name="gr5" draw:text-style-name="P1" draw:layer="layout" svg:x1="5cm" svg:y1="10.5cm" svg:x2="6cm" svg:y2="10.2cm">
          <text:p/>
        </draw:line>
        <draw:line draw:style-name="gr5" draw:text-style-name="P1" draw:layer="layout" svg:x1="7.5cm" svg:y1="15.6cm" svg:x2="3cm" svg:y2="15.6cm">
          <text:p/>
        </draw:line>
        <draw:custom-shape draw:style-name="gr13" draw:text-style-name="P1" draw:layer="layout" svg:width="1.3cm" svg:height="1.2cm" svg:x="2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cm" svg:y1="15.6cm" svg:x2="3cm" svg:y2="13.6cm">
          <text:p/>
        </draw:line>
        <draw:line draw:style-name="gr5" draw:text-style-name="P1" draw:layer="layout" svg:x1="3cm" svg:y1="12.4cm" svg:x2="3cm" svg:y2="10.5cm">
          <text:p/>
        </draw:line>
        <draw:path draw:style-name="gr5" draw:text-style-name="P1" draw:layer="layout" svg:width="0.499cm" svg:height="0.669cm" draw:transform="rotate (1.21823981789204) translate (2.62363477510627cm 13.1015542681612cm)" svg:viewBox="0 0 500 670" svg:d="M0 10c133-22 330-20 376 143 62 218-255 180-205 399l108 102 147 16 74-27">
          <text:p/>
        </draw:path>
        <draw:frame draw:style-name="gr7" draw:text-style-name="P2" draw:layer="layout" svg:width="1.759cm" svg:height="0.806cm" svg:x="0.8cm" svg:y="12.594cm">
          <draw:text-box>
            <text:p text:style-name="P2"><text:span text:style-name="T1">8VAC</text:span></text:p>
          </draw:text-box>
        </draw:frame>
        <draw:frame draw:style-name="gr7" draw:text-style-name="P3" draw:layer="layout" svg:width="3.11cm" svg:height="0.886cm" svg:x="4.1cm" svg:y="10.4cm">
          <draw:text-box>
            <text:p><text:span text:style-name="T2">bell switch</text:span></text:p>
          </draw:text-box>
        </draw:frame>
        <draw:frame draw:style-name="gr7" draw:layer="layout" svg:width="3.563cm" svg:height="0.962cm" svg:x="9.7cm" svg:y="7.638cm">
          <draw:text-box>
            <text:p>4x 1N4007</text:p>
          </draw:text-box>
        </draw:frame>
        <draw:frame draw:style-name="gr7" draw:layer="layout" svg:width="2.437cm" svg:height="0.962cm" svg:x="17.063cm" svg:y="11.5cm">
          <draw:text-box>
            <text:p>PC8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Pawlowski</meta:initial-creator>
    <meta:creation-date>2014-12-08T13:04:49.460373622</meta:creation-date>
    <dc:date>2014-12-08T13:24:37.687811026</dc:date>
    <dc:creator>Andre Pawlowski</dc:creator>
    <meta:editing-duration>PT10M10S</meta:editing-duration>
    <meta:editing-cycles>3</meta:editing-cycles>
    <meta:generator>LibreOffice/4.2.7.2$Linux_X86_64 LibreOffice_project/420m0$Build-2</meta:generator>
    <meta:document-statistic meta:object-count="66"/>
  </office:meta>
</office:document-meta>
</file>